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LifecycleWebSocketClien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fecycleWebSocketClient.execute( WebSocketHandler handler , String uri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ConnectionManagerTests.open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LifecycleWebSocketClient.TestLifecycleWebSocketClient( boolean run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fecycleWebSocketClien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fecycleWebSocketClient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onnectionManagerTests.clientLif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LifecycleWebSocketClient.execute( WebSocketHandler handler , WebSocketHttpHeaders headers ,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